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17AC1FDC2FC82A8CD96.png" manifest:media-type="image/png"/>
  <manifest:file-entry manifest:full-path="Pictures/100000010000024800000301E4B1A0E914A79EEA.png" manifest:media-type="image/png"/>
  <manifest:file-entry manifest:full-path="Pictures/10005E8800003C5C00004F7A78E2D9BF4354833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6" draw:gradient-step-count="1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14" draw:gradient-step-count="0" draw:textarea-vertical-align="middle" draw:auto-grow-height="false" draw:fit-to-size="false" style:shrink-to-fit="false" fo:min-height="46.627cm" fo:min-width="18.456cm" fo:padding-top="0.125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gradient-name="Gradient_20_7" draw:gradient-step-count="0" draw:textarea-vertical-align="middle" draw:auto-grow-height="false" draw:fit-to-size="false" style:shrink-to-fit="false" fo:min-height="7.8cm" fo:min-width="39.653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159cm" draw:stroke-linejoin="miter" draw:fill="none" draw:textarea-vertical-align="top" draw:auto-grow-height="true" draw:fit-to-size="false" style:shrink-to-fit="false" fo:min-height="0cm" fo:min-width="0cm" fo:padding-top="0.085cm" fo:padding-bottom="0.085cm" fo:padding-left="0.17cm" fo:padding-right="0.17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5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5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gradient" draw:fill-color="#ffffff" draw:fill-gradient-name="Gradient_20_14" draw:gradient-step-count="0"/>
      <style:paragraph-properties fo:text-align="start" style:font-independent-line-spacing="true"/>
      <style:text-properties fo:font-size="86pt"/>
    </style:style>
    <style:style style:name="P2" style:family="paragraph">
      <style:paragraph-properties fo:margin-top="0cm" fo:margin-bottom="0cm" fo:line-height="95%" fo:text-align="start" style:punctuation-wrap="simple" style:writing-mode="lr-tb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margin-top="0cm" fo:margin-bottom="0cm" fo:line-height="95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4" style:family="paragraph">
      <loext:graphic-properties draw:fill="gradient" draw:fill-gradient-name="Gradient_20_7" draw:gradient-step-count="0"/>
      <style:paragraph-properties fo:text-align="start" style:font-independent-line-spacing="true"/>
      <style:text-properties fo:font-size="86pt"/>
    </style:style>
    <style:style style:name="P5" style:family="paragraph">
      <style:paragraph-properties fo:margin-left="0cm" fo:margin-right="0cm" fo:margin-top="1.905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1.905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1.900001525878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top="1.517cm" fo:margin-bottom="0cm" fo:line-height="100%" fo:text-align="center" style:writing-mode="lr-tb" style:font-independent-line-spacing="true"/>
      <style:text-properties fo:font-size="41.9000015258789pt"/>
    </style:style>
    <style:style style:name="P9" style:family="paragraph">
      <style:paragraph-properties fo:margin-top="1.147cm" fo:margin-bottom="0cm" fo:line-height="100%" fo:text-align="center" style:writing-mode="lr-tb"/>
      <style:text-properties fo:font-size="41.9000015258789pt"/>
    </style:style>
    <style:style style:name="P10" style:family="paragraph">
      <loext:graphic-properties draw:fill="none"/>
      <style:paragraph-properties fo:margin-top="1.147cm" fo:margin-bottom="0cm" fo:line-height="100%" fo:text-align="center" style:writing-mode="lr-tb" style:font-independent-line-spacing="true"/>
      <style:text-properties fo:font-size="41.9000015258789pt"/>
    </style:style>
    <style:style style:name="P11" style:family="paragraph">
      <style:paragraph-properties fo:margin-left="0.953cm" fo:margin-right="0cm" fo:margin-top="0cm" fo:margin-bottom="0cm" fo:line-height="95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41.9000015258789pt"/>
    </style:style>
    <style:style style:name="P12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41.9000015258789pt"/>
    </style:style>
    <style:style style:name="P13" style:family="paragraph">
      <loext:graphic-properties draw:fill="none"/>
      <style:paragraph-properties fo:margin-left="0.953cm" fo:margin-right="0cm" fo:margin-top="0cm" fo:margin-bottom="0cm" fo:line-height="95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1.9000015258789pt"/>
    </style:style>
    <style:style style:name="P14" style:family="paragraph">
      <style:paragraph-properties fo:margin-top="1.517cm" fo:margin-bottom="0cm" fo:line-height="100%" fo:text-align="center" style:writing-mode="lr-tb"/>
      <style:text-properties fo:font-size="41.9000015258789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2pt" fo:font-style="normal" fo:text-shadow="none" style:text-underline-style="none" fo:font-weight="normal" style:letter-kerning="true" style:font-name-asian="Noto Sans CJK SC" style:font-size-asian="52pt" style:font-style-asian="normal" style:font-weight-asian="normal" style:font-name-complex="FreeSans" style:font-size-complex="5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2pt" fo:font-style="normal" fo:text-shadow="none" style:text-underline-style="none" fo:font-weight="normal" style:letter-kerning="true" style:font-name-asian="Noto Sans CJK SC" style:font-size-asian="52pt" style:font-style-asian="normal" style:font-weight-asian="normal" style:font-name-complex="FreeSans" style:font-size-complex="5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52pt" style:font-style-asian="normal" style:font-weight-asian="bold" style:font-name-complex="FreeSans" style:font-size-complex="5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AutoShape 2" draw:style-name="gr1" draw:text-style-name="P1" draw:layer="layout" svg:width="19.766cm" svg:height="47.687cm" svg:x="21.419cm" svg:y="10.263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4" draw:style-name="gr1" draw:text-style-name="P1" draw:layer="layout" svg:width="19.766cm" svg:height="47.687cm" svg:x="0.729cm" svg:y="10.211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2" draw:text-style-name="P3" draw:layer="layout" svg:width="19.061cm" svg:height="2.019cm" svg:x="1.008cm" svg:y="13.277cm">
          <text:p text:style-name="P2"><text:span text:style-name="T1">Asdasdasd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3" draw:text-style-name="P4" draw:layer="layout" svg:width="40.699cm" svg:height="8.596cm" svg:x="0.656cm" svg:y="0.687cm">
          <text:p/>
          <draw:enhanced-geometry draw:mirror-horizontal="false" draw:mirror-vertical="false" svg:viewBox="0 0 0 0" draw:text-areas="?f5 ?f5 ?f6 ?f7" draw:type="ooxml-roundRect" draw:modifiers="10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4" draw:text-style-name="P7" draw:layer="layout" svg:width="39.167cm" svg:height="3.213cm" svg:x="1.385cm" svg:y="5.813cm">
          <text:p text:style-name="P5"><text:span text:style-name="T2">Jonas Kell</text:span></text:p>
          <text:p text:style-name="P6"><text:span text:style-name="T3">University of Augs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" draw:text-style-name="P8" draw:layer="layout" svg:width="5.252cm" svg:height="5.568cm" svg:x="0.656cm" svg:y="3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" draw:text-style-name="P10" draw:layer="layout" svg:width="7.95cm" svg:height="1.775cm" svg:x="27.051cm" svg:y="50.414cm">
          <text:p text:style-name="P9"><text:span text:style-name="T4">Bibli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" draw:text-style-name="P13" draw:layer="layout" svg:width="17.692cm" svg:height="1.958cm" svg:x="21.732cm" svg:y="51.674cm">
          <text:p text:style-name="P11"><text:span text:style-name="T5"/></text:p>
          <text:list text:style-name="L3">
            <text:list-item>
              <text:p text:style-name="P12"><text:span text:style-name="T6">asdasdasdas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" draw:text-style-name="P8" draw:layer="layout" svg:width="9.409cm" svg:height="2.027cm" svg:x="5.616cm" svg:y="11.095cm">
          <text:p text:style-name="P14"><text:span text:style-name="T7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9" draw:text-style-name="P8" draw:layer="layout" svg:width="4.887cm" svg:height="5.568cm" svg:x="36.32cm" svg:y="4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4.085cm" svg:height="5.704cm" svg:x="35.639cm" svg:y="2.166cm">
          <draw:image xlink:href="Pictures/10005E8800003C5C00004F7A78E2D9BF43548333.svg" xlink:type="simple" xlink:show="embed" xlink:actuate="onLoad" draw:mime-type="image/svg+xml">
            <text:p/>
          </draw:image>
          <draw:image xlink:href="Pictures/100000010000024800000301E4B1A0E914A79EEA.png" xlink:type="simple" xlink:show="embed" xlink:actuate="onLoad" draw:mime-type="image/png"/>
        </draw:frame>
        <draw:frame draw:style-name="gr10" draw:text-style-name="P15" draw:layer="layout" svg:width="4.95cm" svg:height="6.014cm" svg:x="1.576cm" svg:y="2.019cm">
          <draw:image xlink:href="Pictures/100000010000014A0000017AC1FDC2FC82A8CD96.png" xlink:type="simple" xlink:show="embed" xlink:actuate="onLoad" draw:mime-type="image/png">
            <text:p/>
          </draw:image>
        </draw:frame>
        <draw:custom-shape draw:name="Text Box 1" draw:style-name="gr11" draw:text-style-name="P17" draw:layer="layout" svg:width="39.167cm" svg:height="4.651cm" svg:x="1.385cm" svg:y="0.827cm">
          <text:p text:style-name="P16"><text:span text:style-name="T8">Machine-Learning in modern </text:span></text:p>
          <text:p text:style-name="P16"><text:span text:style-name="T8">Many-Body 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19" draw:layer="layout" svg:width="8.082cm" svg:height="1.282cm" svg:x="10.566cm" svg:y="24.377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  <draw:page-thumbnail draw:name="Rectangle 2" draw:style-name="gr12" draw:layer="layout" svg:width="7.218cm" svg:height="9.625cm" svg:x="5.719cm" svg:y="1.923cm" draw:page-number="1" presentation:class="page"/>
          <draw:frame draw:name="Rectangle 3" presentation:style-name="pr2" draw:text-style-name="P20" draw:layer="layout" svg:width="14.922cm" svg:height="11.548cm" svg:x="1.865cm" svg:y="12.19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4" draw:display-name="Gradient 14" draw:style="axial" draw:start-color="#ffffff" draw:end-color="#ccddff" draw:start-intensity="100%" draw:end-intensity="100%" draw:angle="0deg" draw:border="0%"/>
    <draw:gradient draw:name="Gradient_20_16" draw:display-name="Gradient 16" draw:style="axial" draw:start-color="#eaeaea" draw:end-color="#006561" draw:start-intensity="100%" draw:end-intensity="100%" draw:angle="0deg" draw:border="30%"/>
    <draw:gradient draw:name="Gradient_20_7" draw:display-name="Gradient 7" draw:style="linear" draw:start-color="#a7c4ff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faf46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80008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FreeSans" style:font-family-complex="FreeSans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19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56pt" fo:letter-spacing="normal" fo:font-style="normal" style:text-underline-style="none" fo:font-weight="normal" fo:background-color="transparent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146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6.7999992370605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097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6.7999992370605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48cm" fo:margin-bottom="0cm" fo:text-indent="0cm"/>
      <style:text-properties fo:font-size="9.80000019073486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1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86pt" style:font-style-asian="normal" style:font-weight-asian="normal" style:font-name-complex="FreeSans" style:font-family-complex="FreeSans" style:font-family-generic-complex="system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.012cm" fo:page-height="59.411cm" style:print-orientation="portrait"/>
    </style:page-layout>
    <style:page-layout style:name="PM2">
      <style:page-layout-properties fo:margin-top="0cm" fo:margin-bottom="0cm" fo:margin-left="0cm" fo:margin-right="0cm" fo:page-width="18.653cm" fo:page-height="25.665cm" style:print-orientation="portrait"/>
    </style:page-layout>
    <style:style style:name="Mdp1" style:family="drawing-page">
      <style:drawing-page-properties draw:background-size="border" draw:fill="solid" draw:fill-color="#800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Title_20_Slide" style:display-name="Title Slide" style:page-layout-name="PM1" draw:style-name="Mdp1">
      <draw:frame presentation:style-name="Title_20_Slide-title" draw:layer="backgroundobjects" svg:width="37.81cm" svg:height="9.921cm" svg:x="2.1cm" svg:y="2.37cm" presentation:class="title" presentation:placeholder="true">
        <draw:text-box/>
      </draw:frame>
      <draw:frame presentation:style-name="Title_20_Slide-outline1" draw:layer="backgroundobjects" svg:width="37.81cm" svg:height="34.458cm" svg:x="2.1cm" svg:y="13.902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ster Template Jonas Kell</dc:title>
    <meta:editing-cycles>2</meta:editing-cycles>
    <meta:creation-date>2025-01-31T16:39:50.708006352</meta:creation-date>
    <meta:editing-duration>PT1M52S</meta:editing-duration>
    <meta:generator>LibreOffice/7.3.7.2$Linux_X86_64 LibreOffice_project/30$Build-2</meta:generator>
    <dc:date>2025-01-31T16:40:31.403295931</dc:date>
    <meta:document-statistic meta:object-count="34"/>
  </office:meta>
</office:document-meta>
</file>